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353703" officeooo:paragraph-rsid="00353703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0e1e9" style:font-size-asian="14pt" style:font-size-complex="14pt"/>
    </style:style>
    <style:style style:name="P6" style:family="paragraph" style:parent-style-name="UrbanTitle">
      <style:text-properties style:font-name="Arial" fo:font-size="14pt" officeooo:rsid="0030e1e9" officeooo:paragraph-rsid="0030e1e9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9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10pt" style:font-size-asian="10pt" style:font-size-complex="10pt"/>
    </style:style>
    <style:style style:name="P12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UrbanBody">
      <style:text-properties style:font-name="Arial" fo:font-size="12pt" style:font-size-asian="12pt" style:font-size-complex="12pt"/>
    </style:style>
    <style:style style:name="P15" style:family="paragraph" style:parent-style-name="UrbanBody">
      <style:text-properties style:font-name="Arial" fo:font-size="12pt" officeooo:paragraph-rsid="0029656a" style:font-size-asian="12pt" style:font-size-complex="12pt"/>
    </style:style>
    <style:style style:name="P16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7" style:family="paragraph" style:parent-style-name="UrbanBody">
      <style:paragraph-properties fo:padding="0cm" fo:border="none" style:shadow="none"/>
      <style:text-properties style:font-name="Arial" fo:font-size="10pt" fo:font-weight="bold" officeooo:paragraph-rsid="003844b9" style:font-size-asian="10pt" style:font-weight-asian="bold" style:font-size-complex="10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3ea70a" style:font-style-asian="normal" style:font-weight-asian="normal" style:font-style-complex="normal" style:font-weight-complex="normal"/>
    </style:style>
    <style:style style:name="T7" style:family="text">
      <style:text-properties officeooo:rsid="002391da"/>
    </style:style>
    <style:style style:name="T8" style:family="text">
      <style:text-properties officeooo:rsid="00261da0"/>
    </style:style>
    <style:style style:name="T9" style:family="text">
      <style:text-properties officeooo:rsid="002bda3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340bfb" style:font-size-asian="12pt" style:font-size-complex="12pt"/>
    </style:style>
    <style:style style:name="T12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3" style:family="text">
      <style:text-properties officeooo:rsid="00362119"/>
    </style:style>
    <style:style style:name="T14" style:family="text">
      <style:text-properties officeooo:rsid="0031f509"/>
    </style:style>
    <style:style style:name="T15" style:family="text">
      <style:text-properties officeooo:rsid="00340bfb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16">do text</text:span></text:p><text:p text:style-name="P18"><text:span text:style-name="T16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12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3">ADRESSE PUBLI</text:p><text:p text:style-name="P2"/><text:p text:style-name="P16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Transmis<text:span text:style-name="T8">sion</text:span> <text:span text:style-name="T14">de l'avis d'enquête publique</text:span></text:p>
      <text:p text:style-name="P6">d'un permis d'environnement</text:p>
      <text:p text:style-name="P4"/>
      <text:p text:style-name="P9"/>
      <text:p text:style-name="P10">Agent traitant : <text:span text:style-name="T13"><text:text-input text:description="">self.getFoldermanagers()[0].getName2()</text:text-input></text:span><text:span text:style-name="T13"><text:s/></text:span><text:span text:style-name="T13"><text:text-input text:description="">self.getFoldermanagers()[0].getName1()</text:text-input></text:span></text:p>
      <text:p text:style-name="P17"><text:span text:style-name="T5"><office:annotation><dc:creator>Gauthier Bastien</dc:creator><dc:date>2011-01-13T14:56:41</dc:date><text:p text:style-name="P18"><text:span text:style-name="T16">do text</text:span></text:p><text:p text:style-name="P18"><text:span text:style-name="T16">from document(at=reference, format='odt')</text:span></text:p></office:annotation></text:span><text:span text:style-name="T5">Import depuis </text:span><text:span text:style-name="T6">reference</text:span><text:span text:style-name="T5">.odt</text:span></text:p>
      <text:p text:style-name="P9"/>
      <text:p text:style-name="P11"><office:annotation><dc:creator>Gauthier Bastien</dc:creator><dc:date>2011-02-16T16:12:24</dc:date><text:p text:style-name="P18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8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11"/>
      <text:p text:style-name="P11"><text:span text:style-name="T11">Madame, Monsieur</text:span><text:span text:style-name="T10">,</text:span></text:p>
      <text:p text:style-name="P14"/>
      <text:p text:style-name="P15">Conformément au prescrit <text:span text:style-name="T7">du Code de l'Environnement</text:span>, nous vous prions de trouver, sous ce pli, <text:span text:style-name="T9">l'avis d'enquête publique réalisée dans le cadre du projet rep</text:span>ris sous rubrique.</text:p>
      <text:p text:style-name="P15"/>
      <text:p text:style-name="P15">Nous vous en souhaitons bonne réception et nous vous prions d'agréer, <text:span text:style-name="T15">Madame, Monsieur</text:span>, nos salutations distinguées.</text:p>
      <text:p text:style-name="P15"/>
      <text:p text:style-name="P12"><office:annotation><dc:creator>Gauthier Bastien</dc:creator><dc:date>2011-01-13T14:56:41</dc:date><text:p text:style-name="P18"><text:span text:style-name="T16">do text</text:span></text:p><text:p text:style-name="P18"><text:span text:style-name="T16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4T14:34:33.595633436</dc:date>
    <dc:language>fr-FR</dc:language>
    <meta:editing-cycles>116</meta:editing-cycles>
    <meta:editing-duration>P1DT9H21M33S</meta:editing-duration>
    <dc:creator>bleybaert</dc:creator>
    <meta:document-statistic meta:table-count="0" meta:image-count="0" meta:object-count="0" meta:page-count="1" meta:paragraph-count="16" meta:word-count="109" meta:character-count="870" meta:non-whitespace-character-count="796"/>
    <meta:user-defined meta:name="Info 1"/>
    <meta:user-defined meta:name="Info 2"/>
    <meta:user-defined meta:name="Info 3"/>
    <meta:user-defined meta:name="Info 4"/>
  </office:meta>
</office:document-meta>
</file>